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5516in" svg:height="6.1358in" svg:x="12.3256in" svg:y="1.0457in">
            <draw:object draw:notify-on-update-of-ranges="Sheet1.M1:Sheet1.M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1583in" svg:height="6.2024in" svg:x="3.187in" svg:y="1.0839in">
            <draw:object draw:notify-on-update-of-ranges="Sheet1.K2:Sheet1.K2 Sheet1.K7:Sheet1.K7 Sheet1.K12:Sheet1.K12 Sheet1.K17:Sheet1.K17 Sheet1.M2:Sheet1.M2 Sheet1.M7:Sheet1.M7 Sheet1.M12:Sheet1.M12 Sheet1.M17:Sheet1.M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3" table:default-cell-style-name="Default"/>
        <table:table-column table:style-name="co3" table:number-columns-repeated="2" table:default-cell-style-name="ce11"/>
        <table:table-row table:style-name="ro1">
          <table:table-cell office:value-type="string">
            <text:p>Problem Size</text:p>
          </table:table-cell>
          <table:table-cell table:style-name="ce3" office:value-type="string">
            <text:p>Serial1</text:p>
          </table:table-cell>
          <table:table-cell office:value-type="string">
            <text:p>Serial2</text:p>
          </table:table-cell>
          <table:table-cell table:style-name="ce7" office:value-type="string">
            <text:p>Serial</text:p>
          </table:table-cell>
          <table:table-cell table:style-name="ce3" office:value-type="string">
            <text:p>Reduction1</text:p>
          </table:table-cell>
          <table:table-cell office:value-type="string">
            <text:p>Reduction2</text:p>
          </table:table-cell>
          <table:table-cell table:style-name="ce7" office:value-type="string">
            <text:p>Reduction</text:p>
          </table:table-cell>
          <table:table-cell table:style-name="ce3" office:value-type="string">
            <text:p>Critical1</text:p>
          </table:table-cell>
          <table:table-cell office:value-type="string">
            <text:p>Critical2</text:p>
          </table:table-cell>
          <table:table-cell table:style-name="ce7" office:value-type="string">
            <text:p>Critical</text:p>
          </table:table-cell>
          <table:table-cell table:style-name="ce12" office:value-type="string">
            <text:p>num_threads</text:p>
          </table:table-cell>
          <table:table-cell table:style-name="ce15" office:value-type="string">
            <text:p>r_speedup</text:p>
          </table:table-cell>
          <table:table-cell table:style-name="ce7" office:value-type="string">
            <text:p>c_speedup</text:p>
          </table:table-cell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4" office:value-type="float" office:value="0.023909">
            <text:p>0.023909</text:p>
          </table:table-cell>
          <table:table-cell table:style-name="ce1" office:value-type="float" office:value="0.020851">
            <text:p>0.020851</text:p>
          </table:table-cell>
          <table:table-cell table:style-name="ce8" table:formula="of:=([.B2]+[.C2])/2" office:value-type="float" office:value="0.02238">
            <text:p>0.02238</text:p>
          </table:table-cell>
          <table:table-cell table:style-name="ce4" office:value-type="float" office:value="0.011793">
            <text:p>0.011793</text:p>
          </table:table-cell>
          <table:table-cell table:style-name="ce1" office:value-type="float" office:value="0.011741">
            <text:p>0.011741</text:p>
          </table:table-cell>
          <table:table-cell table:style-name="ce8" table:formula="of:=([.E2]+[.F2])/2" office:value-type="float" office:value="0.011767">
            <text:p>0.011767</text:p>
          </table:table-cell>
          <table:table-cell table:style-name="ce4" office:value-type="float" office:value="0.091438">
            <text:p>0.091438</text:p>
          </table:table-cell>
          <table:table-cell table:style-name="ce1" office:value-type="float" office:value="0.082556">
            <text:p>0.082556</text:p>
          </table:table-cell>
          <table:table-cell table:style-name="ce8" table:formula="of:=([.H2]+[.I2])/2" office:value-type="float" office:value="0.086997">
            <text:p>0.086997</text:p>
          </table:table-cell>
          <table:table-cell table:style-name="ce13" office:value-type="float" office:value="2">
            <text:p>2</text:p>
          </table:table-cell>
          <table:table-cell table:style-name="ce16" table:formula="of:=[.D2]/[.G2]" office:value-type="float" office:value="1.90192912382085">
            <text:p>1.9019291238</text:p>
          </table:table-cell>
          <table:table-cell table:style-name="ce8" table:formula="of:=[.D2]/[.J2]" office:value-type="float" office:value="0.257250250008621">
            <text:p>0.25725025</text:p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table:style-name="ce3" office:value-type="float" office:value="0.039368">
            <text:p>0.039368</text:p>
          </table:table-cell>
          <table:table-cell office:value-type="float" office:value="0.04042">
            <text:p>0.04042</text:p>
          </table:table-cell>
          <table:table-cell table:style-name="ce7" table:formula="of:=([.B3]+[.C3])/2" office:value-type="float" office:value="0.039894">
            <text:p>0.039894</text:p>
          </table:table-cell>
          <table:table-cell table:style-name="ce3" office:value-type="float" office:value="0.021046">
            <text:p>0.021046</text:p>
          </table:table-cell>
          <table:table-cell office:value-type="float" office:value="0.022111">
            <text:p>0.022111</text:p>
          </table:table-cell>
          <table:table-cell table:style-name="ce7" table:formula="of:=([.E3]+[.F3])/2" office:value-type="float" office:value="0.0215785">
            <text:p>0.0215785</text:p>
          </table:table-cell>
          <table:table-cell table:style-name="ce3" office:value-type="float" office:value="0.140295">
            <text:p>0.140295</text:p>
          </table:table-cell>
          <table:table-cell office:value-type="float" office:value="0.140014">
            <text:p>0.140014</text:p>
          </table:table-cell>
          <table:table-cell table:style-name="ce7" table:formula="of:=([.H3]+[.I3])/2" office:value-type="float" office:value="0.1401545">
            <text:p>0.1401545</text:p>
          </table:table-cell>
          <table:table-cell table:style-name="ce12" office:value-type="float" office:value="2">
            <text:p>2</text:p>
          </table:table-cell>
          <table:table-cell table:style-name="ce15" table:formula="of:=[.D3]/[.G3]" office:value-type="float" office:value="1.84878466992608">
            <text:p>1.8487846699</text:p>
          </table:table-cell>
          <table:table-cell table:style-name="ce7" table:formula="of:=[.D3]/[.J3]" office:value-type="float" office:value="0.284643018954083">
            <text:p>0.284643019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style-name="ce3" office:value-type="float" office:value="0.077487">
            <text:p>0.077487</text:p>
          </table:table-cell>
          <table:table-cell office:value-type="float" office:value="0.0726">
            <text:p>0.0726</text:p>
          </table:table-cell>
          <table:table-cell table:style-name="ce7" table:formula="of:=([.B4]+[.C4])/2" office:value-type="float" office:value="0.0750435">
            <text:p>0.0750435</text:p>
          </table:table-cell>
          <table:table-cell table:style-name="ce3" office:value-type="float" office:value="0.039638">
            <text:p>0.039638</text:p>
          </table:table-cell>
          <table:table-cell office:value-type="float" office:value="0.039562">
            <text:p>0.039562</text:p>
          </table:table-cell>
          <table:table-cell table:style-name="ce7" table:formula="of:=([.E4]+[.F4])/2" office:value-type="float" office:value="0.0396">
            <text:p>0.0396</text:p>
          </table:table-cell>
          <table:table-cell table:style-name="ce3" office:value-type="float" office:value="0.408136">
            <text:p>0.408136</text:p>
          </table:table-cell>
          <table:table-cell office:value-type="float" office:value="0.353687">
            <text:p>0.353687</text:p>
          </table:table-cell>
          <table:table-cell table:style-name="ce7" table:formula="of:=([.H4]+[.I4])/2" office:value-type="float" office:value="0.3809115">
            <text:p>0.3809115</text:p>
          </table:table-cell>
          <table:table-cell table:style-name="ce12" office:value-type="float" office:value="2">
            <text:p>2</text:p>
          </table:table-cell>
          <table:table-cell table:style-name="ce15" table:formula="of:=[.D4]/[.G4]" office:value-type="float" office:value="1.89503787878788">
            <text:p>1.8950378788</text:p>
          </table:table-cell>
          <table:table-cell table:style-name="ce7" table:formula="of:=[.D4]/[.J4]" office:value-type="float" office:value="0.197010329170949">
            <text:p>0.1970103292</text:p>
          </table:table-cell>
        </table:table-row>
        <table:table-row table:style-name="ro2">
          <table:table-cell table:style-name="ce2" office:value-type="float" office:value="8000000">
            <text:p>8000000</text:p>
          </table:table-cell>
          <table:table-cell table:style-name="ce5" office:value-type="float" office:value="0.131252">
            <text:p>0.131252</text:p>
          </table:table-cell>
          <table:table-cell table:style-name="ce2" office:value-type="float" office:value="0.14425">
            <text:p>0.14425</text:p>
          </table:table-cell>
          <table:table-cell table:style-name="ce9" table:formula="of:=([.B5]+[.C5])/2" office:value-type="float" office:value="0.137751">
            <text:p>0.137751</text:p>
          </table:table-cell>
          <table:table-cell table:style-name="ce5" office:value-type="float" office:value="0.076913">
            <text:p>0.076913</text:p>
          </table:table-cell>
          <table:table-cell table:style-name="ce2" office:value-type="float" office:value="0.077969">
            <text:p>0.077969</text:p>
          </table:table-cell>
          <table:table-cell table:style-name="ce9" table:formula="of:=([.E5]+[.F5])/2" office:value-type="float" office:value="0.077441">
            <text:p>0.077441</text:p>
          </table:table-cell>
          <table:table-cell table:style-name="ce5" office:value-type="float" office:value="0.622562">
            <text:p>0.622562</text:p>
          </table:table-cell>
          <table:table-cell table:style-name="ce2" office:value-type="float" office:value="0.618368">
            <text:p>0.618368</text:p>
          </table:table-cell>
          <table:table-cell table:style-name="ce9" table:formula="of:=([.H5]+[.I5])/2" office:value-type="float" office:value="0.620465">
            <text:p>0.620465</text:p>
          </table:table-cell>
          <table:table-cell table:style-name="ce14" office:value-type="float" office:value="2">
            <text:p>2</text:p>
          </table:table-cell>
          <table:table-cell table:style-name="ce17" table:formula="of:=[.D5]/[.G5]" office:value-type="float" office:value="1.77878643096034">
            <text:p>1.778786431</text:p>
          </table:table-cell>
          <table:table-cell table:style-name="ce9" table:formula="of:=[.D5]/[.J5]" office:value-type="float" office:value="0.222012522865915">
            <text:p>0.2220125229</text:p>
          </table:table-cell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4" office:value-type="float" office:value="0.023909">
            <text:p>0.023909</text:p>
          </table:table-cell>
          <table:table-cell table:style-name="ce1" office:value-type="float" office:value="0.020851">
            <text:p>0.020851</text:p>
          </table:table-cell>
          <table:table-cell table:style-name="ce8" table:formula="of:=([.B6]+[.C6])/2" office:value-type="float" office:value="0.02238">
            <text:p>0.02238</text:p>
          </table:table-cell>
          <table:table-cell table:style-name="ce4" office:value-type="float" office:value="0.007145">
            <text:p>0.007145</text:p>
          </table:table-cell>
          <table:table-cell table:style-name="ce1" office:value-type="float" office:value="0.007233">
            <text:p>0.007233</text:p>
          </table:table-cell>
          <table:table-cell table:style-name="ce8" table:formula="of:=([.E6]+[.F6])/2" office:value-type="float" office:value="0.007189">
            <text:p>0.007189</text:p>
          </table:table-cell>
          <table:table-cell table:style-name="ce4" office:value-type="float" office:value="0.525705">
            <text:p>0.525705</text:p>
          </table:table-cell>
          <table:table-cell table:style-name="ce1" office:value-type="float" office:value="0.51679">
            <text:p>0.51679</text:p>
          </table:table-cell>
          <table:table-cell table:style-name="ce8" table:formula="of:=([.H6]+[.I6])/2" office:value-type="float" office:value="0.5212475">
            <text:p>0.5212475</text:p>
          </table:table-cell>
          <table:table-cell table:style-name="ce13" office:value-type="float" office:value="4">
            <text:p>4</text:p>
          </table:table-cell>
          <table:table-cell table:style-name="ce16" table:formula="of:=[.D6]/[.G6]" office:value-type="float" office:value="3.11308944220337">
            <text:p>3.1130894422</text:p>
          </table:table-cell>
          <table:table-cell table:style-name="ce8" table:formula="of:=[.D6]/[.J6]" office:value-type="float" office:value="0.0429354577240179">
            <text:p>0.0429354577</text:p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table:style-name="ce3" office:value-type="float" office:value="0.039368">
            <text:p>0.039368</text:p>
          </table:table-cell>
          <table:table-cell office:value-type="float" office:value="0.04042">
            <text:p>0.04042</text:p>
          </table:table-cell>
          <table:table-cell table:style-name="ce7" table:formula="of:=([.B7]+[.C7])/2" office:value-type="float" office:value="0.039894">
            <text:p>0.039894</text:p>
          </table:table-cell>
          <table:table-cell table:style-name="ce3" office:value-type="float" office:value="0.011743">
            <text:p>0.011743</text:p>
          </table:table-cell>
          <table:table-cell office:value-type="float" office:value="0.012796">
            <text:p>0.012796</text:p>
          </table:table-cell>
          <table:table-cell table:style-name="ce7" table:formula="of:=([.E7]+[.F7])/2" office:value-type="float" office:value="0.0122695">
            <text:p>0.0122695</text:p>
          </table:table-cell>
          <table:table-cell table:style-name="ce3" office:value-type="float" office:value="1.05035">
            <text:p>1.05035</text:p>
          </table:table-cell>
          <table:table-cell office:value-type="float" office:value="1.05444">
            <text:p>1.05444</text:p>
          </table:table-cell>
          <table:table-cell table:style-name="ce7" table:formula="of:=([.H7]+[.I7])/2" office:value-type="float" office:value="1.052395">
            <text:p>1.052395</text:p>
          </table:table-cell>
          <table:table-cell table:style-name="ce12" office:value-type="float" office:value="4">
            <text:p>4</text:p>
          </table:table-cell>
          <table:table-cell table:style-name="ce15" table:formula="of:=[.D7]/[.G7]" office:value-type="float" office:value="3.25147724031134">
            <text:p>3.2514772403</text:p>
          </table:table-cell>
          <table:table-cell table:style-name="ce7" table:formula="of:=[.D7]/[.J7]" office:value-type="float" office:value="0.0379078197824961">
            <text:p>0.0379078198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style-name="ce3" office:value-type="float" office:value="0.077487">
            <text:p>0.077487</text:p>
          </table:table-cell>
          <table:table-cell office:value-type="float" office:value="0.0726">
            <text:p>0.0726</text:p>
          </table:table-cell>
          <table:table-cell table:style-name="ce7" table:formula="of:=([.B8]+[.C8])/2" office:value-type="float" office:value="0.0750435">
            <text:p>0.0750435</text:p>
          </table:table-cell>
          <table:table-cell table:style-name="ce3" office:value-type="float" office:value="0.024247">
            <text:p>0.024247</text:p>
          </table:table-cell>
          <table:table-cell office:value-type="float" office:value="0.023247">
            <text:p>0.023247</text:p>
          </table:table-cell>
          <table:table-cell table:style-name="ce7" table:formula="of:=([.E8]+[.F8])/2" office:value-type="float" office:value="0.023747">
            <text:p>0.023747</text:p>
          </table:table-cell>
          <table:table-cell table:style-name="ce3" office:value-type="float" office:value="2.086466">
            <text:p>2.086466</text:p>
          </table:table-cell>
          <table:table-cell office:value-type="float" office:value="2.051496">
            <text:p>2.051496</text:p>
          </table:table-cell>
          <table:table-cell table:style-name="ce7" table:formula="of:=([.H8]+[.I8])/2" office:value-type="float" office:value="2.068981">
            <text:p>2.068981</text:p>
          </table:table-cell>
          <table:table-cell table:style-name="ce12" office:value-type="float" office:value="4">
            <text:p>4</text:p>
          </table:table-cell>
          <table:table-cell table:style-name="ce15" table:formula="of:=[.D8]/[.G8]" office:value-type="float" office:value="3.16012548953552">
            <text:p>3.1601254895</text:p>
          </table:table-cell>
          <table:table-cell table:style-name="ce7" table:formula="of:=[.D8]/[.J8]" office:value-type="float" office:value="0.0362707535738608">
            <text:p>0.0362707536</text:p>
          </table:table-cell>
        </table:table-row>
        <table:table-row table:style-name="ro2">
          <table:table-cell table:style-name="ce2" office:value-type="float" office:value="8000000">
            <text:p>8000000</text:p>
          </table:table-cell>
          <table:table-cell table:style-name="ce5" office:value-type="float" office:value="0.131252">
            <text:p>0.131252</text:p>
          </table:table-cell>
          <table:table-cell table:style-name="ce2" office:value-type="float" office:value="0.14425">
            <text:p>0.14425</text:p>
          </table:table-cell>
          <table:table-cell table:style-name="ce9" table:formula="of:=([.B9]+[.C9])/2" office:value-type="float" office:value="0.137751">
            <text:p>0.137751</text:p>
          </table:table-cell>
          <table:table-cell table:style-name="ce5" office:value-type="float" office:value="0.041899">
            <text:p>0.041899</text:p>
          </table:table-cell>
          <table:table-cell table:style-name="ce2" office:value-type="float" office:value="0.042806">
            <text:p>0.042806</text:p>
          </table:table-cell>
          <table:table-cell table:style-name="ce9" table:formula="of:=([.E9]+[.F9])/2" office:value-type="float" office:value="0.0423525">
            <text:p>0.0423525</text:p>
          </table:table-cell>
          <table:table-cell table:style-name="ce5" office:value-type="float" office:value="3.972047">
            <text:p>3.972047</text:p>
          </table:table-cell>
          <table:table-cell table:style-name="ce2" office:value-type="float" office:value="4.105345">
            <text:p>4.105345</text:p>
          </table:table-cell>
          <table:table-cell table:style-name="ce9" table:formula="of:=([.H9]+[.I9])/2" office:value-type="float" office:value="4.038696">
            <text:p>4.038696</text:p>
          </table:table-cell>
          <table:table-cell table:style-name="ce14" office:value-type="float" office:value="4">
            <text:p>4</text:p>
          </table:table-cell>
          <table:table-cell table:style-name="ce17" table:formula="of:=[.D9]/[.G9]" office:value-type="float" office:value="3.25248804675049">
            <text:p>3.2524880468</text:p>
          </table:table-cell>
          <table:table-cell table:style-name="ce9" table:formula="of:=[.D9]/[.J9]" office:value-type="float" office:value="0.0341077912276636">
            <text:p>0.0341077912</text:p>
          </table:table-cell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4" office:value-type="float" office:value="0.023909">
            <text:p>0.023909</text:p>
          </table:table-cell>
          <table:table-cell table:style-name="ce1" office:value-type="float" office:value="0.020851">
            <text:p>0.020851</text:p>
          </table:table-cell>
          <table:table-cell table:style-name="ce8" table:formula="of:=([.B10]+[.C10])/2" office:value-type="float" office:value="0.02238">
            <text:p>0.02238</text:p>
          </table:table-cell>
          <table:table-cell table:style-name="ce4" office:value-type="float" office:value="0.002522">
            <text:p>0.002522</text:p>
          </table:table-cell>
          <table:table-cell table:style-name="ce1" office:value-type="float" office:value="0.002512">
            <text:p>0.002512</text:p>
          </table:table-cell>
          <table:table-cell table:style-name="ce8" table:formula="of:=([.E10]+[.F10])/2" office:value-type="float" office:value="0.002517">
            <text:p>0.002517</text:p>
          </table:table-cell>
          <table:table-cell table:style-name="ce4" office:value-type="float" office:value="0.663922">
            <text:p>0.663922</text:p>
          </table:table-cell>
          <table:table-cell table:style-name="ce1" office:value-type="float" office:value="0.688107">
            <text:p>0.688107</text:p>
          </table:table-cell>
          <table:table-cell table:style-name="ce8" table:formula="of:=([.H10]+[.I10])/2" office:value-type="float" office:value="0.6760145">
            <text:p>0.6760145</text:p>
          </table:table-cell>
          <table:table-cell table:style-name="ce13" office:value-type="float" office:value="8">
            <text:p>8</text:p>
          </table:table-cell>
          <table:table-cell table:style-name="ce16" table:formula="of:=[.D10]/[.G10]" office:value-type="float" office:value="8.89153754469607">
            <text:p>8.8915375447</text:p>
          </table:table-cell>
          <table:table-cell table:style-name="ce8" table:formula="of:=[.D10]/[.J10]" office:value-type="float" office:value="0.0331057987661507">
            <text:p>0.0331057988</text:p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table:style-name="ce3" office:value-type="float" office:value="0.039368">
            <text:p>0.039368</text:p>
          </table:table-cell>
          <table:table-cell office:value-type="float" office:value="0.04042">
            <text:p>0.04042</text:p>
          </table:table-cell>
          <table:table-cell table:style-name="ce7" table:formula="of:=([.B11]+[.C11])/2" office:value-type="float" office:value="0.039894">
            <text:p>0.039894</text:p>
          </table:table-cell>
          <table:table-cell table:style-name="ce3" office:value-type="float" office:value="0.004812">
            <text:p>0.004812</text:p>
          </table:table-cell>
          <table:table-cell office:value-type="float" office:value="0.004844">
            <text:p>0.004844</text:p>
          </table:table-cell>
          <table:table-cell table:style-name="ce7" table:formula="of:=([.E11]+[.F11])/2" office:value-type="float" office:value="0.004828">
            <text:p>0.004828</text:p>
          </table:table-cell>
          <table:table-cell table:style-name="ce3" office:value-type="float" office:value="1.360135">
            <text:p>1.360135</text:p>
          </table:table-cell>
          <table:table-cell office:value-type="float" office:value="1.364462">
            <text:p>1.364462</text:p>
          </table:table-cell>
          <table:table-cell table:style-name="ce7" table:formula="of:=([.H11]+[.I11])/2" office:value-type="float" office:value="1.3622985">
            <text:p>1.3622985</text:p>
          </table:table-cell>
          <table:table-cell table:style-name="ce12" office:value-type="float" office:value="8">
            <text:p>8</text:p>
          </table:table-cell>
          <table:table-cell table:style-name="ce15" table:formula="of:=[.D11]/[.G11]" office:value-type="float" office:value="8.26304888152444">
            <text:p>8.2630488815</text:p>
          </table:table-cell>
          <table:table-cell table:style-name="ce7" table:formula="of:=[.D11]/[.J11]" office:value-type="float" office:value="0.0292843308570038">
            <text:p>0.0292843309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style-name="ce3" office:value-type="float" office:value="0.077487">
            <text:p>0.077487</text:p>
          </table:table-cell>
          <table:table-cell office:value-type="float" office:value="0.0726">
            <text:p>0.0726</text:p>
          </table:table-cell>
          <table:table-cell table:style-name="ce7" table:formula="of:=([.B12]+[.C12])/2" office:value-type="float" office:value="0.0750435">
            <text:p>0.0750435</text:p>
          </table:table-cell>
          <table:table-cell table:style-name="ce3" office:value-type="float" office:value="0.007793">
            <text:p>0.007793</text:p>
          </table:table-cell>
          <table:table-cell office:value-type="float" office:value="0.008413">
            <text:p>0.008413</text:p>
          </table:table-cell>
          <table:table-cell table:style-name="ce7" table:formula="of:=([.E12]+[.F12])/2" office:value-type="float" office:value="0.008103">
            <text:p>0.008103</text:p>
          </table:table-cell>
          <table:table-cell table:style-name="ce3" office:value-type="float" office:value="2.795306">
            <text:p>2.795306</text:p>
          </table:table-cell>
          <table:table-cell office:value-type="float" office:value="2.819549">
            <text:p>2.819549</text:p>
          </table:table-cell>
          <table:table-cell table:style-name="ce7" table:formula="of:=([.H12]+[.I12])/2" office:value-type="float" office:value="2.8074275">
            <text:p>2.8074275</text:p>
          </table:table-cell>
          <table:table-cell table:style-name="ce12" office:value-type="float" office:value="8">
            <text:p>8</text:p>
          </table:table-cell>
          <table:table-cell table:style-name="ce15" table:formula="of:=[.D12]/[.G12]" office:value-type="float" office:value="9.2611995557201">
            <text:p>9.2611995557</text:p>
          </table:table-cell>
          <table:table-cell table:style-name="ce7" table:formula="of:=[.D12]/[.J12]" office:value-type="float" office:value="0.0267303429919383">
            <text:p>0.026730343</text:p>
          </table:table-cell>
        </table:table-row>
        <table:table-row table:style-name="ro2">
          <table:table-cell table:style-name="ce2" office:value-type="float" office:value="8000000">
            <text:p>8000000</text:p>
          </table:table-cell>
          <table:table-cell table:style-name="ce5" office:value-type="float" office:value="0.131252">
            <text:p>0.131252</text:p>
          </table:table-cell>
          <table:table-cell table:style-name="ce2" office:value-type="float" office:value="0.14425">
            <text:p>0.14425</text:p>
          </table:table-cell>
          <table:table-cell table:style-name="ce9" table:formula="of:=([.B13]+[.C13])/2" office:value-type="float" office:value="0.137751">
            <text:p>0.137751</text:p>
          </table:table-cell>
          <table:table-cell table:style-name="ce5" office:value-type="float" office:value="0.015338">
            <text:p>0.015338</text:p>
          </table:table-cell>
          <table:table-cell table:style-name="ce2" office:value-type="float" office:value="0.015334">
            <text:p>0.015334</text:p>
          </table:table-cell>
          <table:table-cell table:style-name="ce9" table:formula="of:=([.E13]+[.F13])/2" office:value-type="float" office:value="0.015336">
            <text:p>0.015336</text:p>
          </table:table-cell>
          <table:table-cell table:style-name="ce5" office:value-type="float" office:value="5.407827">
            <text:p>5.407827</text:p>
          </table:table-cell>
          <table:table-cell table:style-name="ce2" office:value-type="float" office:value="5.571409">
            <text:p>5.571409</text:p>
          </table:table-cell>
          <table:table-cell table:style-name="ce9" table:formula="of:=([.H13]+[.I13])/2" office:value-type="float" office:value="5.489618">
            <text:p>5.489618</text:p>
          </table:table-cell>
          <table:table-cell table:style-name="ce14" office:value-type="float" office:value="8">
            <text:p>8</text:p>
          </table:table-cell>
          <table:table-cell table:style-name="ce17" table:formula="of:=[.D13]/[.G13]" office:value-type="float" office:value="8.98219874804382">
            <text:p>8.982198748</text:p>
          </table:table-cell>
          <table:table-cell table:style-name="ce9" table:formula="of:=[.D13]/[.J13]" office:value-type="float" office:value="0.0250930028282478">
            <text:p>0.0250930028</text:p>
          </table:table-cell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4" office:value-type="float" office:value="0.023909">
            <text:p>0.023909</text:p>
          </table:table-cell>
          <table:table-cell table:style-name="ce1" office:value-type="float" office:value="0.020851">
            <text:p>0.020851</text:p>
          </table:table-cell>
          <table:table-cell table:style-name="ce7" table:formula="of:=([.B14]+[.C14])/2" office:value-type="float" office:value="0.02238">
            <text:p>0.02238</text:p>
          </table:table-cell>
          <table:table-cell table:style-name="ce3" office:value-type="float" office:value="0.001486">
            <text:p>0.001486</text:p>
          </table:table-cell>
          <table:table-cell office:value-type="float" office:value="0.002862">
            <text:p>0.002862</text:p>
          </table:table-cell>
          <table:table-cell table:style-name="ce7" table:formula="of:=([.E14]+[.F14])/2" office:value-type="float" office:value="0.002174">
            <text:p>0.002174</text:p>
          </table:table-cell>
          <table:table-cell table:style-name="ce3" office:value-type="float" office:value="0.957199">
            <text:p>0.957199</text:p>
          </table:table-cell>
          <table:table-cell office:value-type="float" office:value="0.972323">
            <text:p>0.972323</text:p>
          </table:table-cell>
          <table:table-cell table:style-name="ce7" table:formula="of:=([.H14]+[.I14])/2" office:value-type="float" office:value="0.964761">
            <text:p>0.964761</text:p>
          </table:table-cell>
          <table:table-cell table:style-name="ce12" office:value-type="float" office:value="16">
            <text:p>16</text:p>
          </table:table-cell>
          <table:table-cell table:style-name="ce15" table:formula="of:=[.D14]/[.G14]" office:value-type="float" office:value="10.294388224471">
            <text:p>10.2943882245</text:p>
          </table:table-cell>
          <table:table-cell table:style-name="ce7" table:formula="of:=[.D14]/[.J14]" office:value-type="float" office:value="0.0231974551210092">
            <text:p>0.0231974551</text:p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table:style-name="ce3" office:value-type="float" office:value="0.039368">
            <text:p>0.039368</text:p>
          </table:table-cell>
          <table:table-cell office:value-type="float" office:value="0.04042">
            <text:p>0.04042</text:p>
          </table:table-cell>
          <table:table-cell table:style-name="ce7" table:formula="of:=([.B15]+[.C15])/2" office:value-type="float" office:value="0.039894">
            <text:p>0.039894</text:p>
          </table:table-cell>
          <table:table-cell table:style-name="ce3" office:value-type="float" office:value="0.002641">
            <text:p>0.002641</text:p>
          </table:table-cell>
          <table:table-cell office:value-type="float" office:value="0.002667">
            <text:p>0.002667</text:p>
          </table:table-cell>
          <table:table-cell table:style-name="ce7" table:formula="of:=([.E15]+[.F15])/2" office:value-type="float" office:value="0.002654">
            <text:p>0.002654</text:p>
          </table:table-cell>
          <table:table-cell table:style-name="ce3" office:value-type="float" office:value="1.92033">
            <text:p>1.92033</text:p>
          </table:table-cell>
          <table:table-cell office:value-type="float" office:value="1.883818">
            <text:p>1.883818</text:p>
          </table:table-cell>
          <table:table-cell table:style-name="ce7" table:formula="of:=([.H15]+[.I15])/2" office:value-type="float" office:value="1.902074">
            <text:p>1.902074</text:p>
          </table:table-cell>
          <table:table-cell table:style-name="ce12" office:value-type="float" office:value="16">
            <text:p>16</text:p>
          </table:table-cell>
          <table:table-cell table:style-name="ce15" table:formula="of:=[.D15]/[.G15]" office:value-type="float" office:value="15.0316503391108">
            <text:p>15.0316503391</text:p>
          </table:table-cell>
          <table:table-cell table:style-name="ce7" table:formula="of:=[.D15]/[.J15]" office:value-type="float" office:value="0.0209739473858535">
            <text:p>0.0209739474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style-name="ce3" office:value-type="float" office:value="0.077487">
            <text:p>0.077487</text:p>
          </table:table-cell>
          <table:table-cell office:value-type="float" office:value="0.0726">
            <text:p>0.0726</text:p>
          </table:table-cell>
          <table:table-cell table:style-name="ce7" table:formula="of:=([.B16]+[.C16])/2" office:value-type="float" office:value="0.0750435">
            <text:p>0.0750435</text:p>
          </table:table-cell>
          <table:table-cell table:style-name="ce3" office:value-type="float" office:value="0.004977">
            <text:p>0.004977</text:p>
          </table:table-cell>
          <table:table-cell office:value-type="float" office:value="0.004957">
            <text:p>0.004957</text:p>
          </table:table-cell>
          <table:table-cell table:style-name="ce7" table:formula="of:=([.E16]+[.F16])/2" office:value-type="float" office:value="0.004967">
            <text:p>0.004967</text:p>
          </table:table-cell>
          <table:table-cell table:style-name="ce3" office:value-type="float" office:value="3.786602">
            <text:p>3.786602</text:p>
          </table:table-cell>
          <table:table-cell office:value-type="float" office:value="3.803298">
            <text:p>3.803298</text:p>
          </table:table-cell>
          <table:table-cell table:style-name="ce7" table:formula="of:=([.H16]+[.I16])/2" office:value-type="float" office:value="3.79495">
            <text:p>3.79495</text:p>
          </table:table-cell>
          <table:table-cell table:style-name="ce12" office:value-type="float" office:value="16">
            <text:p>16</text:p>
          </table:table-cell>
          <table:table-cell table:style-name="ce15" table:formula="of:=[.D16]/[.G16]" office:value-type="float" office:value="15.108415542581">
            <text:p>15.1084155426</text:p>
          </table:table-cell>
          <table:table-cell table:style-name="ce7" table:formula="of:=[.D16]/[.J16]" office:value-type="float" office:value="0.019774568834899">
            <text:p>0.0197745688</text:p>
          </table:table-cell>
        </table:table-row>
        <table:table-row table:style-name="ro2">
          <table:table-cell table:style-name="ce2" office:value-type="float" office:value="8000000">
            <text:p>8000000</text:p>
          </table:table-cell>
          <table:table-cell table:style-name="ce5" office:value-type="float" office:value="0.131252">
            <text:p>0.131252</text:p>
          </table:table-cell>
          <table:table-cell table:style-name="ce2" office:value-type="float" office:value="0.14425">
            <text:p>0.14425</text:p>
          </table:table-cell>
          <table:table-cell table:style-name="ce9" table:formula="of:=([.B17]+[.C17])/2" office:value-type="float" office:value="0.137751">
            <text:p>0.137751</text:p>
          </table:table-cell>
          <table:table-cell table:style-name="ce5" office:value-type="float" office:value="0.008954">
            <text:p>0.008954</text:p>
          </table:table-cell>
          <table:table-cell table:style-name="ce2" office:value-type="float" office:value="0.009571">
            <text:p>0.009571</text:p>
          </table:table-cell>
          <table:table-cell table:style-name="ce9" table:formula="of:=([.E17]+[.F17])/2" office:value-type="float" office:value="0.0092625">
            <text:p>0.0092625</text:p>
          </table:table-cell>
          <table:table-cell table:style-name="ce5" office:value-type="float" office:value="7.861234">
            <text:p>7.861234</text:p>
          </table:table-cell>
          <table:table-cell table:style-name="ce2" office:value-type="float" office:value="7.858974">
            <text:p>7.858974</text:p>
          </table:table-cell>
          <table:table-cell table:style-name="ce9" table:formula="of:=([.H17]+[.I17])/2" office:value-type="float" office:value="7.860104">
            <text:p>7.860104</text:p>
          </table:table-cell>
          <table:table-cell table:style-name="ce14" office:value-type="float" office:value="16">
            <text:p>16</text:p>
          </table:table-cell>
          <table:table-cell table:style-name="ce17" table:formula="of:=[.D17]/[.G17]" office:value-type="float" office:value="14.8719028340081">
            <text:p>14.871902834</text:p>
          </table:table-cell>
          <table:table-cell table:style-name="ce9" table:formula="of:=[.D17]/[.J17]" office:value-type="float" office:value="0.0175253406316252">
            <text:p>0.0175253406</text:p>
          </table:table-cell>
        </table:table-row>
        <table:table-row table:style-name="ro2" table:number-rows-repeated="14">
          <table:table-cell/>
          <table:table-cell table:style-name="ce6"/>
          <table:table-cell/>
          <table:table-cell table:style-name="ce10"/>
          <table:table-cell table:style-name="ce6"/>
          <table:table-cell/>
          <table:table-cell table:style-name="ce10"/>
          <table:table-cell table:style-name="ce6"/>
          <table:table-cell/>
          <table:table-cell table:style-name="ce10"/>
          <table:table-cell table:style-name="ce6"/>
          <table:table-cell table:style-name="ce10" table:number-columns-repeated="2"/>
        </table:table-row>
        <table:table-row table:style-name="ro2" table:number-rows-repeated="104854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03:27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v Kukreja</meta:initial-creator>
    <meta:creation-date>2013-11-12T11:44:04</meta:creation-date>
    <dc:date>2013-11-18T04:04:34</dc:date>
    <dc:creator>Gaurav Kukreja</dc:creator>
    <meta:editing-duration>PT7M48S</meta:editing-duration>
    <meta:editing-cycles>2</meta:editing-cycles>
    <meta:generator>LibreOffice/4.0.4.2$Linux_X86_64 LibreOffice_project/9e9821abd0ffdbc09cd8c52eaa574fa09eb08f2</meta:generator>
    <meta:document-statistic meta:table-count="1" meta:cell-count="2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22cm" svg:height="15.586cm" xlink:href=".." xlink:type="simple" chart:class="chart:scatter" chart:style-name="ch1">
        <chart:title svg:x="8.061cm" svg:y="0.446cm" chart:style-name="ch2">
          <text:p>Speedup (Strong Scaling)</text:p>
        </chart:title>
        <chart:subtitle svg:x="9.004cm" svg:y="1.537cm" chart:style-name="ch3">
          <text:p>Problem Size 1*10^6</text:p>
        </chart:subtitle>
        <chart:plot-area chart:style-name="ch4" table:cell-range-address="Sheet1.K2:Sheet1.K2 Sheet1.K6:Sheet1.K6 Sheet1.K10:Sheet1.K10 Sheet1.K14:Sheet1.K14 Sheet1.M1:Sheet1.M2 Sheet1.M6:Sheet1.M6 Sheet1.M10:Sheet1.M10 Sheet1.M14:Sheet1.M14" chart:data-source-has-labels="row" svg:x="1.429cm" svg:y="2.834cm" svg:width="19.425cm" svg:height="11.476cm">
          <chartooo:coordinate-region svg:x="2.389cm" svg:y="3.043cm" svg:width="18.257cm" svg:height="10.603cm"/>
          <chart:axis chart:dimension="x" chart:name="primary-x" chart:style-name="ch5">
            <chart:title svg:x="10.478cm" svg:y="14.621cm" chart:style-name="ch6">
              <text:p>Threads</text:p>
            </chart:title>
          </chart:axis>
          <chart:axis chart:dimension="y" chart:name="primary-y" chart:style-name="ch5">
            <chart:title svg:x="0.451cm" svg:y="9.264cm" chart:style-name="ch7">
              <text:p>Speedup</text:p>
            </chart:title>
            <chart:grid chart:style-name="ch8" chart:class="major"/>
          </chart:axis>
          <chart:series chart:style-name="ch9" chart:values-cell-range-address="Sheet1.M2:Sheet1.M2 Sheet1.M6:Sheet1.M6 Sheet1.M10:Sheet1.M10 Sheet1.M14:Sheet1.M14" chart:label-cell-address="Sheet1.M1:Sheet1.M1" chart:class="chart:scatter">
            <chart:domain table:cell-range-address="Sheet1.K2:Sheet1.K2 Sheet1.K6:Sheet1.K6 Sheet1.K10:Sheet1.K10 Sheet1.K14:Sheet1.K14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_speedup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  <draw:g>
                  <svg:desc>Sheet1.K2:Sheet1.K2 Sheet1.K6:Sheet1.K6 Sheet1.K10:Sheet1.K10 Sheet1.K14:Sheet1.K14</svg:desc>
                </draw:g>
              </table:table-cell>
              <table:table-cell office:value-type="float" office:value="0.257250250008621">
                <text:p>0.257250250008621</text:p>
                <draw:g>
                  <svg:desc>Sheet1.M2:Sheet1.M2 Sheet1.M6:Sheet1.M6 Sheet1.M10:Sheet1.M10 Sheet1.M14:Sheet1.M14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429354577240179">
                <text:p>0.042935457724017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331057987661507">
                <text:p>0.033105798766150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231974551210092">
                <text:p>0.0231974551210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22cm" svg:height="15.586cm" xlink:href=".." xlink:type="simple" chart:class="chart:scatter" chart:style-name="ch1">
        <chart:title svg:x="8.061cm" svg:y="0.446cm" chart:style-name="ch2">
          <text:p>Speedup (Strong Scaling)</text:p>
        </chart:title>
        <chart:subtitle svg:x="9.004cm" svg:y="1.537cm" chart:style-name="ch3">
          <text:p>Problem Size 1*10^6</text:p>
        </chart:subtitle>
        <chart:plot-area chart:style-name="ch4" table:cell-range-address="Sheet1.K2:Sheet1.K2 Sheet1.K6:Sheet1.K6 Sheet1.K10:Sheet1.K10 Sheet1.K14:Sheet1.K14 Sheet1.M1:Sheet1.M2 Sheet1.M6:Sheet1.M6 Sheet1.M10:Sheet1.M10 Sheet1.M14:Sheet1.M14" chart:data-source-has-labels="row" svg:x="1.429cm" svg:y="2.834cm" svg:width="19.425cm" svg:height="11.476cm">
          <chartooo:coordinate-region svg:x="2.389cm" svg:y="3.043cm" svg:width="18.257cm" svg:height="10.603cm"/>
          <chart:axis chart:dimension="x" chart:name="primary-x" chart:style-name="ch5">
            <chart:title svg:x="10.478cm" svg:y="14.621cm" chart:style-name="ch6">
              <text:p>Threads</text:p>
            </chart:title>
          </chart:axis>
          <chart:axis chart:dimension="y" chart:name="primary-y" chart:style-name="ch5">
            <chart:title svg:x="0.451cm" svg:y="9.264cm" chart:style-name="ch7">
              <text:p>Speedup</text:p>
            </chart:title>
            <chart:grid chart:style-name="ch8" chart:class="major"/>
          </chart:axis>
          <chart:series chart:style-name="ch9" chart:values-cell-range-address="Sheet1.M2:Sheet1.M2 Sheet1.M6:Sheet1.M6 Sheet1.M10:Sheet1.M10 Sheet1.M14:Sheet1.M14" chart:label-cell-address="Sheet1.M1:Sheet1.M1" chart:class="chart:scatter">
            <chart:domain table:cell-range-address="Sheet1.K2:Sheet1.K2 Sheet1.K6:Sheet1.K6 Sheet1.K10:Sheet1.K10 Sheet1.K14:Sheet1.K14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_speedup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  <draw:g>
                  <svg:desc>Sheet1.K2:Sheet1.K2 Sheet1.K6:Sheet1.K6 Sheet1.K10:Sheet1.K10 Sheet1.K14:Sheet1.K14</svg:desc>
                </draw:g>
              </table:table-cell>
              <table:table-cell office:value-type="float" office:value="0.257250250008621">
                <text:p>0.257250250008621</text:p>
                <draw:g>
                  <svg:desc>Sheet1.M2:Sheet1.M2 Sheet1.M6:Sheet1.M6 Sheet1.M10:Sheet1.M10 Sheet1.M14:Sheet1.M14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429354577240179">
                <text:p>0.042935457724017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331057987661507">
                <text:p>0.033105798766150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231974551210092">
                <text:p>0.0231974551210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23cm" svg:height="15.755cm" xlink:href=".." xlink:type="simple" chart:class="chart:scatter" chart:style-name="ch1">
        <chart:title svg:x="7.649cm" svg:y="0.45cm" chart:style-name="ch2">
          <text:p>Speedup (Weak Scaling)</text:p>
        </chart:title>
        <chart:subtitle svg:x="7.204cm" svg:y="1.545cm" chart:style-name="ch3">
          <text:p>Problem Size from 1*10^6 to 8*10^6</text:p>
        </chart:subtitle>
        <chart:plot-area chart:style-name="ch4" table:cell-range-address="Sheet1.K2:Sheet1.K2 Sheet1.K7:Sheet1.K7 Sheet1.K12:Sheet1.K12 Sheet1.K17:Sheet1.K17 Sheet1.M2:Sheet1.M2 Sheet1.M7:Sheet1.M7 Sheet1.M12:Sheet1.M12 Sheet1.M17:Sheet1.M17" svg:x="1.409cm" svg:y="2.85cm" svg:width="18.486cm" svg:height="11.625cm">
          <chartooo:coordinate-region svg:x="2.369cm" svg:y="3.059cm" svg:width="17.318cm" svg:height="10.752cm"/>
          <chart:axis chart:dimension="x" chart:name="primary-x" chart:style-name="ch5">
            <chart:title svg:x="9.989cm" svg:y="14.79cm" chart:style-name="ch6">
              <text:p>Threads</text:p>
            </chart:title>
          </chart:axis>
          <chart:axis chart:dimension="y" chart:name="primary-y" chart:style-name="ch5">
            <chart:title svg:x="0.451cm" svg:y="9.354cm" chart:style-name="ch7">
              <text:p>Speedup</text:p>
            </chart:title>
            <chart:grid chart:style-name="ch8" chart:class="major"/>
          </chart:axis>
          <chart:series chart:style-name="ch9" chart:values-cell-range-address="Sheet1.M2:Sheet1.M2 Sheet1.M7:Sheet1.M7 Sheet1.M12:Sheet1.M12 Sheet1.M17:Sheet1.M17" chart:class="chart:scatter">
            <chart:domain table:cell-range-address="Sheet1.K2:Sheet1.K2 Sheet1.K7:Sheet1.K7 Sheet1.K12:Sheet1.K12 Sheet1.K17:Sheet1.K1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  <draw:g>
                  <svg:desc>Sheet1.K2:Sheet1.K2 Sheet1.K7:Sheet1.K7 Sheet1.K12:Sheet1.K12 Sheet1.K17:Sheet1.K17</svg:desc>
                </draw:g>
              </table:table-cell>
              <table:table-cell office:value-type="float" office:value="0.257250250008621">
                <text:p>0.257250250008621</text:p>
                <draw:g>
                  <svg:desc>Sheet1.M2:Sheet1.M2 Sheet1.M7:Sheet1.M7 Sheet1.M12:Sheet1.M12 Sheet1.M17:Sheet1.M17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379078197824961">
                <text:p>0.037907819782496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267303429919383">
                <text:p>0.026730342991938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175253406316252">
                <text:p>0.01752534063162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23cm" svg:height="15.755cm" xlink:href=".." xlink:type="simple" chart:class="chart:scatter" chart:style-name="ch1">
        <chart:title svg:x="7.649cm" svg:y="0.45cm" chart:style-name="ch2">
          <text:p>Speedup (Weak Scaling)</text:p>
        </chart:title>
        <chart:subtitle svg:x="7.204cm" svg:y="1.545cm" chart:style-name="ch3">
          <text:p>Problem Size from 1*10^6 to 8*10^6</text:p>
        </chart:subtitle>
        <chart:plot-area chart:style-name="ch4" table:cell-range-address="Sheet1.K2:Sheet1.K2 Sheet1.K7:Sheet1.K7 Sheet1.K12:Sheet1.K12 Sheet1.K17:Sheet1.K17 Sheet1.M2:Sheet1.M2 Sheet1.M7:Sheet1.M7 Sheet1.M12:Sheet1.M12 Sheet1.M17:Sheet1.M17" svg:x="1.409cm" svg:y="2.85cm" svg:width="18.486cm" svg:height="11.625cm">
          <chartooo:coordinate-region svg:x="2.369cm" svg:y="3.059cm" svg:width="17.318cm" svg:height="10.752cm"/>
          <chart:axis chart:dimension="x" chart:name="primary-x" chart:style-name="ch5">
            <chart:title svg:x="9.989cm" svg:y="14.79cm" chart:style-name="ch6">
              <text:p>Threads</text:p>
            </chart:title>
          </chart:axis>
          <chart:axis chart:dimension="y" chart:name="primary-y" chart:style-name="ch5">
            <chart:title svg:x="0.451cm" svg:y="9.354cm" chart:style-name="ch7">
              <text:p>Speedup</text:p>
            </chart:title>
            <chart:grid chart:style-name="ch8" chart:class="major"/>
          </chart:axis>
          <chart:series chart:style-name="ch9" chart:values-cell-range-address="Sheet1.M2:Sheet1.M2 Sheet1.M7:Sheet1.M7 Sheet1.M12:Sheet1.M12 Sheet1.M17:Sheet1.M17" chart:class="chart:scatter">
            <chart:domain table:cell-range-address="Sheet1.K2:Sheet1.K2 Sheet1.K7:Sheet1.K7 Sheet1.K12:Sheet1.K12 Sheet1.K17:Sheet1.K1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  <draw:g>
                  <svg:desc>Sheet1.K2:Sheet1.K2 Sheet1.K7:Sheet1.K7 Sheet1.K12:Sheet1.K12 Sheet1.K17:Sheet1.K17</svg:desc>
                </draw:g>
              </table:table-cell>
              <table:table-cell office:value-type="float" office:value="0.257250250008621">
                <text:p>0.257250250008621</text:p>
                <draw:g>
                  <svg:desc>Sheet1.M2:Sheet1.M2 Sheet1.M7:Sheet1.M7 Sheet1.M12:Sheet1.M12 Sheet1.M17:Sheet1.M17</svg:desc>
                </draw:g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379078197824961">
                <text:p>0.037907819782496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267303429919383">
                <text:p>0.026730342991938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175253406316252">
                <text:p>0.01752534063162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